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f30be" officeooo:paragraph-rsid="001f30be" style:font-size-asian="14pt" style:font-size-complex="14pt"/>
    </style:style>
    <style:style style:name="P4" style:family="paragraph" style:parent-style-name="Standard">
      <style:text-properties fo:font-size="14pt" officeooo:rsid="00282e22" officeooo:paragraph-rsid="00282e22" style:font-size-asian="14pt" style:font-size-complex="14pt"/>
    </style:style>
    <style:style style:name="P5" style:family="paragraph" style:parent-style-name="Standard">
      <style:text-properties fo:font-size="14pt" officeooo:rsid="0029dbb1" officeooo:paragraph-rsid="002ad008" style:font-size-asian="14pt" style:font-size-complex="14pt"/>
    </style:style>
    <style:style style:name="P6" style:family="paragraph" style:parent-style-name="Standard">
      <style:text-properties fo:font-size="14pt" officeooo:paragraph-rsid="002c6c64" style:font-size-asian="14pt" style:font-size-complex="14pt"/>
    </style:style>
    <style:style style:name="P7" style:family="paragraph" style:parent-style-name="Standard">
      <style:paragraph-properties fo:text-align="center" style:justify-single-word="false"/>
      <style:text-properties fo:font-size="32pt" style:font-size-asian="32pt" style:font-size-complex="32pt"/>
    </style:style>
    <style:style style:name="P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32pt" fo:font-weight="bold" officeooo:rsid="001f30be" officeooo:paragraph-rsid="001f30be"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02c6c64" style:font-size-asian="20pt" style:font-weight-asian="bold" style:font-size-complex="20pt" style:font-weight-complex="bold"/>
    </style:style>
    <style:style style:name="P12" style:family="paragraph" style:parent-style-name="Standard">
      <style:text-properties style:text-position="0% 100%" fo:font-size="14pt" fo:font-weight="normal" officeooo:rsid="00282e22" officeooo:paragraph-rsid="00282e22" style:font-size-asian="14pt" style:font-weight-asian="normal" style:font-size-complex="14pt" style:font-weight-complex="normal"/>
    </style:style>
    <style:style style:name="P13" style:family="paragraph" style:parent-style-name="Standard">
      <style:text-properties style:text-position="0% 100%" fo:font-size="14pt" fo:font-weight="normal" officeooo:rsid="0029dbb1" officeooo:paragraph-rsid="0029dbb1" style:font-size-asian="14pt" style:font-weight-asian="normal" style:font-size-complex="14pt" style:font-weight-complex="normal"/>
    </style:style>
    <style:style style:name="P14" style:family="paragraph" style:parent-style-name="Standard">
      <style:text-properties style:text-position="0% 100%" fo:font-size="14pt" fo:font-weight="normal" officeooo:rsid="0029dbb1" officeooo:paragraph-rsid="002ad008" style:font-size-asian="14pt" style:font-weight-asian="normal" style:font-size-complex="14pt" style:font-weight-complex="normal"/>
    </style:style>
    <style:style style:name="P15" style:family="paragraph" style:parent-style-name="Standard">
      <style:text-properties style:text-position="0% 100%" fo:font-size="14pt" fo:font-weight="normal" officeooo:rsid="002ad008" officeooo:paragraph-rsid="002ad008" style:font-size-asian="14pt" style:font-weight-asian="normal" style:font-size-complex="14pt" style:font-weight-complex="normal"/>
    </style:style>
    <style:style style:name="P16" style:family="paragraph" style:parent-style-name="Standard">
      <style:text-properties style:text-position="0% 100%" fo:font-size="14pt" fo:font-weight="normal" officeooo:rsid="002c6c64" officeooo:paragraph-rsid="002c6c64" style:font-size-asian="14pt" style:font-weight-asian="normal" style:font-size-complex="14pt" style:font-weight-complex="normal"/>
    </style:style>
    <style:style style:name="P17" style:family="paragraph" style:parent-style-name="Standard">
      <style:text-properties style:text-position="0% 100%" fo:font-size="14pt" fo:font-weight="normal" officeooo:rsid="002e46ae" officeooo:paragraph-rsid="002c6c64" style:font-size-asian="14pt" style:font-weight-asian="normal" style:font-size-complex="14pt" style:font-weight-complex="normal"/>
    </style:style>
    <style:style style:name="P18" style:family="paragraph" style:parent-style-name="Standard">
      <style:text-properties style:text-position="0% 100%" fo:font-size="14pt" fo:font-weight="normal" officeooo:rsid="002e46ae" officeooo:paragraph-rsid="002e46ae"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02e6832" officeooo:paragraph-rsid="002e46ae" style:font-size-asian="14pt" style:font-weight-asian="normal" style:font-size-complex="14pt" style:font-weight-complex="normal"/>
    </style:style>
    <style:style style:name="P20" style:family="paragraph" style:parent-style-name="Standard">
      <style:text-properties style:text-position="0% 100%" fo:font-size="14pt" fo:font-weight="normal" officeooo:rsid="002fbca7" officeooo:paragraph-rsid="002e6832" style:font-size-asian="14pt" style:font-weight-asian="normal" style:font-size-complex="14pt" style:font-weight-complex="normal"/>
    </style:style>
    <style:style style:name="P21" style:family="paragraph" style:parent-style-name="Standard">
      <style:text-properties style:text-position="0% 100%" fo:font-size="14pt" fo:font-weight="normal" officeooo:rsid="0030c4a0" officeooo:paragraph-rsid="0030c4a0" style:font-size-asian="14pt" style:font-weight-asian="normal" style:font-size-complex="14pt" style:font-weight-complex="normal"/>
    </style:style>
    <style:style style:name="P22" style:family="paragraph" style:parent-style-name="Standard">
      <style:text-properties style:text-position="0% 100%" fo:font-size="14pt" fo:font-weight="normal" officeooo:rsid="00315578" officeooo:paragraph-rsid="0030c4a0" style:font-size-asian="14pt" style:font-weight-asian="normal" style:font-size-complex="14pt" style:font-weight-complex="normal"/>
    </style:style>
    <style:style style:name="P23" style:family="paragraph" style:parent-style-name="Standard">
      <style:text-properties style:text-position="0% 100%" fo:font-size="14pt" fo:font-weight="normal" officeooo:rsid="00315578" officeooo:paragraph-rsid="00315578" style:font-size-asian="14pt" style:font-weight-asian="normal" style:font-size-complex="14pt" style:font-weight-complex="normal"/>
    </style:style>
    <style:style style:name="P24" style:family="paragraph" style:parent-style-name="Standard">
      <style:text-properties style:text-position="0% 100%" fo:font-size="14pt" fo:font-weight="normal" officeooo:rsid="00316319" officeooo:paragraph-rsid="00316319" style:font-size-asian="14pt" style:font-weight-asian="normal" style:font-size-complex="14pt" style:font-weight-complex="normal"/>
    </style:style>
    <style:style style:name="P25" style:family="paragraph" style:parent-style-name="Standard">
      <style:text-properties fo:font-size="14pt" officeooo:rsid="002c6c64" officeooo:paragraph-rsid="0031e207" style:font-size-asian="14pt" style:font-size-complex="14pt"/>
    </style:style>
    <style:style style:name="P26" style:family="paragraph" style:parent-style-name="Standard">
      <style:text-properties fo:font-size="14pt" officeooo:rsid="002e46ae" officeooo:paragraph-rsid="002e46ae" style:font-size-asian="14pt" style:font-size-complex="14pt"/>
    </style:style>
    <style:style style:name="P27" style:family="paragraph" style:parent-style-name="Standard">
      <style:text-properties fo:font-size="14pt" officeooo:rsid="002e6832" officeooo:paragraph-rsid="002e6832" style:font-size-asian="14pt" style:font-size-complex="14pt"/>
    </style:style>
    <style:style style:name="P28" style:family="paragraph" style:parent-style-name="Standard">
      <style:text-properties fo:font-size="14pt" officeooo:rsid="0030c4a0" officeooo:paragraph-rsid="0030c4a0" style:font-size-asian="14pt" style:font-size-complex="14pt"/>
    </style:style>
    <style:style style:name="P29" style:family="paragraph" style:parent-style-name="Standard">
      <style:text-properties fo:font-size="14pt" officeooo:rsid="00315578" officeooo:paragraph-rsid="00316319" style:font-size-asian="14pt" style:font-size-complex="14pt"/>
    </style:style>
    <style:style style:name="P30" style:family="paragraph" style:parent-style-name="Standard">
      <style:text-properties fo:font-size="14pt" officeooo:rsid="0031e207" officeooo:paragraph-rsid="0031e207" style:font-size-asian="14pt" style:font-size-complex="14pt"/>
    </style:style>
    <style:style style:name="P31" style:family="paragraph" style:parent-style-name="Standard">
      <style:text-properties fo:font-size="14pt" officeooo:rsid="0031e207" officeooo:paragraph-rsid="003345c0" style:font-size-asian="14pt" style:font-size-complex="14pt"/>
    </style:style>
    <style:style style:name="P32" style:family="paragraph" style:parent-style-name="Standard">
      <style:text-properties fo:font-size="14pt" officeooo:rsid="003345c0" officeooo:paragraph-rsid="003345c0" style:font-size-asian="14pt" style:font-size-complex="14pt"/>
    </style:style>
    <style:style style:name="T1" style:family="text">
      <style:text-properties officeooo:rsid="001f30be"/>
    </style:style>
    <style:style style:name="T2" style:family="text">
      <style:text-properties officeooo:rsid="0026fbf1"/>
    </style:style>
    <style:style style:name="T3" style:family="text">
      <style:text-properties officeooo:rsid="00282e2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sub 58%" fo:font-weight="normal" officeooo:rsid="002e6832" style:font-weight-asian="normal" style:font-weight-complex="normal"/>
    </style:style>
    <style:style style:name="T8" style:family="text">
      <style:text-properties style:text-position="sub 58%" fo:font-weight="normal" officeooo:rsid="002fbca7" style:font-weight-asian="normal" style:font-weight-complex="normal"/>
    </style:style>
    <style:style style:name="T9" style:family="text">
      <style:text-properties style:text-position="sub 58%" fo:font-weight="normal" officeooo:rsid="00336e52" style:font-weight-asian="normal" style:font-weight-complex="normal"/>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29dbb1" style:font-weight-asian="normal" style:font-weight-complex="normal"/>
    </style:style>
    <style:style style:name="T12" style:family="text">
      <style:text-properties style:text-position="0% 100%" fo:font-weight="normal" officeooo:rsid="002ad008" style:font-weight-asian="normal" style:font-weight-complex="normal"/>
    </style:style>
    <style:style style:name="T13" style:family="text">
      <style:text-properties style:text-position="0% 100%" fo:font-weight="normal" officeooo:rsid="002bfe41" style:font-weight-asian="normal" style:font-weight-complex="normal"/>
    </style:style>
    <style:style style:name="T14" style:family="text">
      <style:text-properties style:text-position="0% 100%" fo:font-weight="normal" officeooo:rsid="002e46ae" style:font-weight-asian="normal" style:font-weight-complex="normal"/>
    </style:style>
    <style:style style:name="T15" style:family="text">
      <style:text-properties style:text-position="0% 100%" fo:font-weight="normal" officeooo:rsid="002e6832" style:font-weight-asian="normal" style:font-weight-complex="normal"/>
    </style:style>
    <style:style style:name="T16" style:family="text">
      <style:text-properties style:text-position="0% 100%" fo:font-weight="normal" officeooo:rsid="002fbca7" style:font-weight-asian="normal" style:font-weight-complex="normal"/>
    </style:style>
    <style:style style:name="T17" style:family="text">
      <style:text-properties style:text-position="0% 100%" fo:font-weight="normal" officeooo:rsid="00315578" style:font-weight-asian="normal" style:font-weight-complex="normal"/>
    </style:style>
    <style:style style:name="T18" style:family="text">
      <style:text-properties style:text-position="0% 100%" fo:font-weight="normal" officeooo:rsid="00316319" style:font-weight-asian="normal" style:font-weight-complex="normal"/>
    </style:style>
    <style:style style:name="T19" style:family="text">
      <style:text-properties style:text-position="0% 100%" fo:font-weight="normal" officeooo:rsid="0031e207" style:font-weight-asian="normal" style:font-weight-complex="normal"/>
    </style:style>
    <style:style style:name="T20" style:family="text">
      <style:text-properties style:text-position="0% 100%" fo:font-weight="normal" officeooo:rsid="003345c0" style:font-weight-asian="normal" style:font-weight-complex="normal"/>
    </style:style>
    <style:style style:name="T21" style:family="text">
      <style:text-properties style:text-position="0% 100%" fo:font-weight="normal" officeooo:rsid="00336e52" style:font-weight-asian="normal" style:font-weight-complex="normal"/>
    </style:style>
    <style:style style:name="T22" style:family="text">
      <style:text-properties style:text-position="0% 100%" fo:font-weight="bold" style:font-weight-asian="bold" style:font-weight-complex="bold"/>
    </style:style>
    <style:style style:name="T23" style:family="text">
      <style:text-properties officeooo:rsid="002c6c64"/>
    </style:style>
    <style:style style:name="T24" style:family="text">
      <style:text-properties style:text-position="super 58%" fo:font-weight="normal" style:font-weight-asian="normal" style:font-weight-complex="normal"/>
    </style:style>
    <style:style style:name="T25" style:family="text">
      <style:text-properties style:text-position="super 58%" fo:font-weight="normal" officeooo:rsid="00316319" style:font-weight-asian="normal" style:font-weight-complex="normal"/>
    </style:style>
    <style:style style:name="T26" style:family="text">
      <style:text-properties style:text-position="super 58%" fo:font-weight="normal" officeooo:rsid="00336e5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ataxe-64</text:p>
      <text:p text:style-name="P9">Ve<text:span text:style-name="T2">ctor permute + Helper Subgp</text:span></text:p>
      <text:p text:style-name="P7">Richard Parker <text:span text:style-name="T3">5.8</text:span>.201<text:span text:style-name="T1">6</text:span></text:p>
      <text:p text:style-name="P1"/>
      <text:p text:style-name="P10">Section 1 – Introduction</text:p>
      <text:p text:style-name="P2"/>
      <text:p text:style-name="P3">This document describes<text:span text:style-name="T2"> an ambitious attempt to produce a vector permute program. <text:s text:c="2"/>There are several new ideas here, and the project is still some way from implementation. <text:s/>The overall picture is that some matrix generators for a group and a single “vector” are input, and the orbit of those generators is computed and used for various purposes. <text:s/>“Vector” is in quotes because it may be a space of some sort – there is a routine that multiples a “vector” by a matrix, and what this does is encapsulated in this routine. <text:s/>For the most part, I will call them vectors, which is what they often are anyway.</text:span></text:p>
      <text:p text:style-name="P3"/>
      <text:p text:style-name="P4">The first idea (which is <text:span text:style-name="T4">not</text:span><text:span text:style-name="T5"> new) is to use a “Helper Subgroup” H</text:span><text:span text:style-name="T6">1</text:span><text:span text:style-name="T5">, so that vectors can be put into “canonical form” using H</text:span><text:span text:style-name="T6">1</text:span><text:span text:style-name="T10">. <text:s/>There must be a quotient space under the action of H</text:span><text:span text:style-name="T6">1</text:span><text:span text:style-name="T10"> and canonical vectors all have a particular orbit representative (depending on the orbit) of the action of H</text:span><text:span text:style-name="T6">1</text:span><text:span text:style-name="T10"> on this quotient. <text:s/>This process itself may rely on a chain of subgroups H</text:span><text:span text:style-name="T6">1</text:span><text:span text:style-name="T10"> , H</text:span><text:span text:style-name="T6">2</text:span><text:span text:style-name="T10"> , . . . H</text:span><text:span text:style-name="T6">n</text:span><text:span text:style-name="T10"> so as to compress the working tables for H</text:span><text:span text:style-name="T6">1</text:span><text:span text:style-name="T10">, but this part is encapsulated in the “canonicalize” routine, and for the rest of the document I will consider only H</text:span><text:span text:style-name="T6">1</text:span><text:span text:style-name="T10">. <text:s/>It should be realized at the outset that there are two kinds of subgroup chains depending on whether they are “coherent” or not. <text:s/>Coherent chains work only with the projection, so that the canonicalization depends only on the projection of the starting vector into this quotient space. <text:s/>Incoherent chains may use other properties of the vector. <text:s/>The coherent chains are easier, in that each canonical vector represents a known number of vectors that canonicalize to it, making it easier to enumerate the vectors. <text:s/>It is not clear to me as yet whether incoherent chains are worth bothering with.</text:span></text:p>
      <text:p text:style-name="P12"/>
      <text:p text:style-name="P4"><text:span text:style-name="T10">The second idea is that by choosing the generators for G carefully, it is possible to check that one has the complete G-orbit without visiting every vector. <text:s/></text:span><text:span text:style-name="T11">This should provide an enormous speedup for the part that computes the orbit. <text:s/>Further information, however, will be needed to enumerate the points (give them numbers, rather than just find out how many there are) and even more to enable condensation . . . I am not yet clear whether this gain really helps much in this case.</text:span></text:p>
      <text:p text:style-name="P12"/>
      <text:p text:style-name="P12">The third idea, common to meataxe64 work, is that multiple cores are used so that the work can be done more rapidly. <text:s/>This involves some careful locking of the main vector table.</text:p>
      <text:p text:style-name="P12"/>
      <text:p text:style-name="P12"><text:soft-page-break/>The fourth idea is to produce various hash table structures that can ensure that vectors can be rapidly located in the hash table, partly by avoiding comparisons that fail, and eventually by even avoiding comparisons that succeed.</text:p>
      <text:p text:style-name="P12"/>
      <text:p text:style-name="P13">It must be admitted that condensation (with a group K) still seems to require a large amount of work – every vector must be multiplied by the generator to compute which entry in the T-matrix T ( B1, B2 ) – how many points in orbit B1 go to a point in orbit B2 – to increment. <text:s/>There is also the vector S(B) – the size of the K-orbits – to compute, though hopefully this will be easier.</text:p>
      <text:p text:style-name="P13"/>
      <text:p text:style-name="P13">A fifth idea is to compute the T-matrix over the integers. <text:s/>Usually it will be pretty sparse, and indeed it may well be that all the entries are zero and one.</text:p>
      <text:p text:style-name="P13"/>
      <text:p text:style-name="P14">A sixth idea is to augment the generating set at the start so that generators for the various stabilizers are readily available. <text:s/>The details of this will need to be based on a clearer idea of how all this works than I currently have.</text:p>
      <text:p text:style-name="P14"/>
      <text:p text:style-name="P5"><text:span text:style-name="T12">A seventh idea is to use “pubcrawl” technology to iterate through sets of vectors. <text:s/>Again these pubcrawls will be computed in advance in many cases, though there may be some cases where more </text:span><text:span text:style-name="T13">pubcrawls </text:span><text:span text:style-name="T12">are needed to complete the description of the actual orbit of vectors.</text:span></text:p>
      <text:p text:style-name="P15"/>
      <text:p text:style-name="P11">Section <text:span text:style-name="T23">2</text:span> – <text:span text:style-name="T23">A practical perfect hash.</text:span></text:p>
      <text:p text:style-name="P6"/>
      <text:p text:style-name="P25"><text:span text:style-name="T12">T</text:span><text:span text:style-name="T10">he main idea here is to describe a data-structure that can identify which vector in the known-in-advance list a given one is. <text:s/>The principle is that, once the list of canonical vectors in the orbit is known exactly, it should be possible to identify, </text:span><text:span text:style-name="T19">for any vector guaranteed to be in the list,</text:span><text:span text:style-name="T10"> which one it is without needing to store all the vectors at all. </text:span></text:p>
      <text:p text:style-name="P25"><text:span text:style-name="T10"/></text:p>
      <text:p text:style-name="P25"><text:span text:style-name="T10">Let’s start with </text:span><text:span text:style-name="T19">a little</text:span><text:span text:style-name="T10"> theory. <text:s/>Suppose (overambitiously) we have N vectors and wish to pack them into a data structure of size N (i.e. fully populating the table). <text:s/>Suppose further that we have truly huge list truly random hash functions. <text:s/>The probability that any given hash will be perfect is N</text:span><text:span text:style-name="T24">N</text:span><text:span text:style-name="T10"> / N!, which (using Stirling’s approximation) roughly 1/e</text:span><text:span text:style-name="T24">N</text:span><text:span text:style-name="T10">. <text:s/>Hence the amount of space needed to select the perfect hash is approximately log</text:span><text:span text:style-name="T6">2</text:span><text:span text:style-name="T10">(e) </text:span><text:span text:style-name="T14">(which is slightly less than 1.4427) </text:span><text:span text:style-name="T10">bits per vector. <text:s/></text:span><text:span text:style-name="T14">This </text:span><text:span text:style-name="T19">gives us</text:span><text:span text:style-name="T14"> a sort of Shannon-bound for our problem.</text:span></text:p>
      <text:p text:style-name="P25"><text:span text:style-name="T14"/></text:p>
      <text:p text:style-name="P30"><text:span text:style-name="T14">T</text:span><text:span text:style-name="T10">his is, of course, totally impractical. <text:s/>To be a bit more down-to-earth, we may try to manage a practical system where we use perhaps 80% of the slots, and use 8 bits of data for each. <text:s/>I feel this has a significant chance of being practical, so let’s take a look.</text:span></text:p>
      <text:p text:style-name="P30"><text:span text:style-name="T10"/></text:p>
      <text:p text:style-name="P30"><text:span text:style-name="T10">The idea is that we initially choose an excellent hash function hash-X, and (starting at the byte chosen by the hash, perform the function specified there F</text:span><text:span text:style-name="T6">0</text:span><text:span text:style-name="T10"> – F</text:span><text:span text:style-name="T6">255</text:span><text:span text:style-name="T10">, which </text:span><text:soft-page-break/><text:span text:style-name="T10">returns true if we have found the slot for our vector. <text:s/>Otherwise we pass on the the next byte and repeat until the function returns “true”. <text:s/>This gives us 256 functions to play with in an attempt to make this work.</text:span></text:p>
      <text:p text:style-name="P30"><text:span text:style-name="T10"/></text:p>
      <text:p text:style-name="P30"><text:span text:style-name="T10">I will assume that hash-X will not vary. <text:s/>Furthermore I suspect we can choose (say) 64 of the functions F</text:span><text:span text:style-name="T6">0</text:span><text:span text:style-name="T10"> – F</text:span><text:span text:style-name="T6">63</text:span><text:span text:style-name="T10"> before we start. <text:s/>The probability that each function returns “true” will vary with the function, and each function, as well as the vector, takes the slot-number as input also so that problems of collisions will not propogate.</text:span></text:p>
      <text:p text:style-name="P30"><text:span text:style-name="T10"/></text:p>
      <text:p text:style-name="P30"><text:span text:style-name="T10">Let’s start by defining the “passing number” of a slot. <text:s/>This is the number of vectors that either hash onto the slot, or hash onto a slightly earlier slot with that and all intermediate slots filled. <text:s/>This does not depend on the allocation of vectors to slots, but only on the number of vectors hashing to each slot, and is readily computed. <text:s/>A “segment” is then a continuous string of slots each with a passing number at least two. <text:s/>We process the data one segment at a time. <text:s/>To do this, we need the list of vectors in hash-X order, whereby (if we wrap around) the first segment may start at the other end of the list.</text:span></text:p>
      <text:p text:style-name="P30"><text:span text:style-name="T10"/></text:p>
      <text:p text:style-name="P31"><text:span text:style-name="T10">For each slot, we take the first function on our list that gives value “true” to precisely one vector. <text:s/></text:span><text:span text:style-name="T20">The only problem is, of course, that there may not be one. <text:s/>In this case we have several options</text:span></text:p>
      <text:p text:style-name="P31"><text:span text:style-name="T20"/></text:p>
      <text:p text:style-name="P31"><text:span text:style-name="T20">The first step is to backtrack a bit and try to change the list of vectors (whose number is the passing number so cannot change) by choosing different vectors for the immediately preceeding slots such that precisely one of the vectors for this slot are selected by one of the functions.</text:span></text:p>
      <text:p text:style-name="P31"><text:span text:style-name="T20"/></text:p>
      <text:p text:style-name="P32"><text:span text:style-name="T10">The next step is to use one of the remaining unallocated functions. <text:s/>The choice of function is now essentially unlimited, and this is bound to work provided we do not run out of the 256 possible functions. <text:s/>Once we have used all of them, we are stuck, and perhaps the next step is to start again with a new hash-X, possibly with a lower load-factor (number of vectors/number of slots).</text:span></text:p>
      <text:p text:style-name="P32"><text:span text:style-name="T10"/></text:p>
      <text:p text:style-name="P32"><text:span text:style-name="T10">There is a generalization of this to the two-slot 16-bit number that may be practical. <text:s/>It may take longer to load, but is more likely to work.</text:span></text:p>
      <text:p text:style-name="P32"><text:span text:style-name="T10"/></text:p>
      <text:p text:style-name="P32"><text:span text:style-name="T10">The idea is that the functions (which are now 65536 in number) return either false, true-0 or true-1. <text:s/>Each 16-bit number is used to sort out two (or fewer) vectors. <text:s/></text:span><text:span text:style-name="T21">A function tuned to the correct passing number now has a 1/e</text:span><text:span text:style-name="T26">2</text:span><text:span text:style-name="T21"> chance of working, so more functions must be tried even in easy cases, but it seems clear that we will not hit as many as 65536 tricky slots with so many functions already available, and it is difficult to see how this could fail. <text:s/>It should be noticed that by generalizing this, we see that we asymptotically approach the bound of log</text:span><text:span text:style-name="T9">2</text:span><text:span text:style-name="T21">(e) bits.</text:span></text:p>
      <text:p text:style-name="P25"><text:span text:style-name="T10"/></text:p>
      <text:p text:style-name="P25"><text:span text:style-name="T10"/></text:p>
      <text:p text:style-name="P25"><text:soft-page-break/><text:span text:style-name="T10"><text:s/>Instead one can, for example, initially hash the vector into the data structure in the usual way, and then store enough information in that data structure to determine which (of rather few possibilities) our vector matches. <text:s/>Since the vectors are all known in advance, one can fiddle with the data structure to be quite sure that if it seems to match, it actually does. <text:s/>Notice that it only has to work with vectors in the initial list – we may be sure that (once the program is debugged!) that </text:span><text:span text:style-name="T22">only</text:span><text:span text:style-name="T10"> vectors in the list are ever presented.</text:span></text:p>
      <text:p text:style-name="P16"/>
      <text:p text:style-name="P16">It should be noticed that the hash structure here is very specialized. <text:s/>It is not possible to insert or delete, and only lookups that are present in the table are supported.</text:p>
      <text:p text:style-name="P16"/>
      <text:p text:style-name="P16">Furthermore, it may be possible to build this data structure without ever having the complete list of vectors all at once. <text:s/>Instead portions of the table are checked and corrected until it works.</text:p>
      <text:p text:style-name="P16"/>
      <text:p text:style-name="P17"><text:span text:style-name="T14"/></text:p>
      <text:p text:style-name="P18">In practice we will not be filling our table 100%, and will need more than 1.4427 bits per vector, but this gives us an idea of what we should be aiming at. <text:s/>Let’s start with 8 bits per vector and see if we can make it work.</text:p>
      <text:p text:style-name="P18"/>
      <text:p text:style-name="P26"><text:span text:style-name="T10">To make a start, we choose (without care and attention) an initial hash H1, and we apply this to our vector to get an initial position. <text:s/>We then look at the byte at that position, which tells us what to do to check if our vector matches this entry. <text:s/>If it does not, we go on to the next byte (which I will initially assume is just the next byte, with wraparound, in the table) and check that and so on until we find a match. <text:s/>If we don’t, that is a bug. <text:s/></text:span><text:span text:style-name="T15">As an starting point, let’s uses the byte to store which of four functions F</text:span><text:span text:style-name="T7">0</text:span><text:span text:style-name="T15">, F</text:span><text:span text:style-name="T7">1</text:span><text:span text:style-name="T15">, F</text:span><text:span text:style-name="T7">2</text:span><text:span text:style-name="T15"> or F</text:span><text:span text:style-name="T7">3</text:span><text:span text:style-name="T15"> should be applied to the vector </text:span><text:span text:style-name="T16">(where F</text:span><text:span text:style-name="T8">i</text:span><text:span text:style-name="T16"> depends on the slot number as well as the vector)</text:span><text:span text:style-name="T15">, and which of 64 results should come out if the vector is to match this entry. <text:s/>Initially we always use F</text:span><text:span text:style-name="T7">0</text:span><text:span text:style-name="T15"> and simply put the value in to reserve the slot. <text:s/>This will work just fine in the vast majority of cases, and we must set about fixing the rest. <text:s/>We will need a few values to indicate other things later, so let’s assume that F</text:span><text:span text:style-name="T7">3</text:span><text:span text:style-name="T15"> can only return 56 possible values, so that we have 8 values to use for locking, signifying an empty slot etc..</text:span></text:p>
      <text:p text:style-name="P19"/>
      <text:p text:style-name="P27"><text:span text:style-name="T10">We now examine our table one “run” at a time. <text:s/>A run is an occupied segment of the table preceeded and followed by an empty slot. <text:s/>Our aim is to adjust it to make it work. <text:s/>There may be some surprisingly long runs, but if we examine how many different vectors inspect a given entry, this is rather smaller. <text:s/></text:span><text:span text:style-name="T16">We therefore proceed through the run starting at the first slot. <text:s/>For each slot we see which vectors are passing over that slot (i.e. vectors that hash here or earlier and have not already been placed), and try the four functions to see if for any of them there is a value that only one vector hits. <text:s/>If there is, we put that vector in that slot and pass on forwards. <text:s/>If every function produces hits that are never 1, we signal failure.</text:span></text:p>
      <text:p text:style-name="P20"/>
      <text:p text:style-name="P28"><text:span text:style-name="T16">T</text:span><text:span text:style-name="T10">here are two main reasons why this scheme might fail. <text:s/>The first case is where there </text:span><text:soft-page-break/><text:span text:style-name="T10">are precisely two vectors passing this point. <text:s/>There is a 1/2</text:span><text:span text:style-name="T24">24</text:span><text:span text:style-name="T10"> chance that all four functions collide. <text:s/>For this case it would be better to have 64 functions each taking one of four values, reducing this probability to 1/2</text:span><text:span text:style-name="T24">128</text:span><text:span text:style-name="T10">. <text:s/>The second case is where a very large number of vectors pass this point, so that all values are hit by a lot of vectors.</text:span></text:p>
      <text:p text:style-name="P21"/>
      <text:p text:style-name="P28"><text:span text:style-name="T10">It seems clear that, for this initial attempt, more functions and fewer values would improve the two-vector problem and as no more than about forty vectors are expected to pass any point (a guess to be analyzed later) it seems clear that 8 functions with 32 values (giving 1/2</text:span><text:span text:style-name="T24">40</text:span><text:span text:style-name="T10"> chance of error with two vectors) will be an improvement. <text:s/>It already seems clear that the number of problem areas is tiny, and that by using one of our 8 reserved values to signal exceptional processing will not add much to the space or time requirements to handle them. <text:s/></text:span><text:span text:style-name="T17">We can allow ourselves to throw a few vectors into the overflow pot when this happens.</text:span></text:p>
      <text:p text:style-name="P22"/>
      <text:p text:style-name="P23">Now we are on the scent! <text:s/>Let’s try using 4-bits, but allowing ourselves more wriggle-room. <text:s/>Our aim is that a “slot” holds up to four vectors and has a 16-bit administrative word. <text:s/>We allow for different functions to use different values of the reply, and indeed (to cope with cases where there are a lot of vectors passing this point) do not use all possible values for some of them. <text:s/>What does the design of this look like?</text:p>
      <text:p text:style-name="P29"><text:span text:style-name="T10">Let’s use the first functions to handle cases where there are few vectors. <text:s/>For example function 1 returns four values, whose result is one of four values 0,1,2,3, and the slots are hit in that order. <text:s/></text:span><text:span text:style-name="T18">This will only work in 24/256 cases when four vectors hit, never when there are more than four, but in 24/64 cases when three vectors hit, 12/16 when two and every case of one. <text:s/>That’s a good start – we have only used one of our 65536 words.</text:span></text:p>
      <text:p text:style-name="P24"/>
      <text:p text:style-name="P29"><text:span text:style-name="T18">The next pattern is emerging. <text:s/>Suppose we have a function returning X values – what is the chance of values 0, 1, 2 and 3 all having exactly one hit? <text:s/>The answer depends on how many vectors we are testing, but if there are also X vectors, this chance is maximized at 1/e</text:span><text:span text:style-name="T25">4</text:span><text:span text:style-name="T10"> </text:span><text:span text:style-name="T18">or about 1/55. <text:s/>It looks like 65536 functions is going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05T15:50:35.621583143</dc:date>
    <meta:editing-duration>P1DT1H30M38S</meta:editing-duration>
    <meta:editing-cycles>142</meta:editing-cycles>
    <meta:generator>LibreOffice/5.1.4.2$Linux_X86_64 LibreOffice_project/10m0$Build-2</meta:generator>
    <meta:printed-by>User </meta:printed-by>
    <meta:print-date>2012-08-06T12:45:35</meta:print-date>
    <meta:document-statistic meta:table-count="0" meta:image-count="0" meta:object-count="0" meta:page-count="5" meta:paragraph-count="36" meta:word-count="2406" meta:character-count="13163" meta:non-whitespace-character-count="10699"/>
  </office:meta>
</office:document-meta>
</file>